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iri" svg:font-family="Calibiri"/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19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1.155cm"/>
    </style:style>
    <style:style style:name="co4" style:family="table-column">
      <style:table-column-properties fo:break-before="auto" style:column-width="1.425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8.14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96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>
      <style:table-cell-properties fo:border-bottom="0.088cm solid #000000" fo:background-color="#cccccc" fo:border-left="0.088cm solid #000000" fo:border-right="0.002cm solid #000000" fo:border-top="0.088cm solid #000000"/>
      <style:text-properties style:font-name="Calibiri" fo:font-size="10pt" style:font-name-asian="Calibiri" style:font-size-asian="10pt" style:font-name-complex="Calibiri" style:font-size-complex="10pt"/>
    </style:style>
    <style:style style:name="ce2" style:family="table-cell" style:parent-style-name="Default" style:data-style-name="N0">
      <style:table-cell-properties fo:border-bottom="0.002cm solid #000000" fo:border-left="0.088cm solid #000000" fo:border-right="0.002cm solid #000000" fo:border-top="0.088cm solid #000000"/>
      <style:text-properties style:font-name="Calibiri" fo:font-size="10pt" style:font-name-asian="Calibiri" style:font-size-asian="10pt" style:font-name-complex="Calibiri" style:font-size-complex="10pt"/>
    </style:style>
    <style:style style:name="ce3" style:family="table-cell" style:parent-style-name="Default" style:data-style-name="N0">
      <style:table-cell-properties fo:border-bottom="0.002cm solid #000000" fo:border-left="0.088cm solid #000000" fo:border-right="0.002cm solid #000000" fo:border-top="0.002cm solid #000000"/>
      <style:text-properties style:font-name="Calibiri" fo:font-size="10pt" style:font-name-asian="Calibiri" style:font-size-asian="10pt" style:font-name-complex="Calibiri" style:font-size-complex="10pt"/>
    </style:style>
    <style:style style:name="ce4" style:family="table-cell" style:parent-style-name="Default" style:data-style-name="N0">
      <style:table-cell-properties fo:border-bottom="0.088cm solid #000000" fo:border-left="0.088cm solid #000000" fo:border-right="0.002cm solid #000000" fo:border-top="0.002cm solid #000000"/>
      <style:text-properties style:font-name="Calibiri" fo:font-size="10pt" style:font-name-asian="Calibiri" style:font-size-asian="10pt" style:font-name-complex="Calibiri" style:font-size-complex="10pt"/>
    </style:style>
    <style:style style:name="ce5" style:family="table-cell" style:parent-style-name="Default" style:data-style-name="N0">
      <style:text-properties style:font-name="Calibiri" fo:font-size="10pt" style:font-name-asian="Calibiri" style:font-size-asian="10pt" style:font-name-complex="Calibiri" style:font-size-complex="10pt"/>
    </style:style>
    <style:style style:name="ce6" style:family="table-cell" style:parent-style-name="Default" style:data-style-name="N0">
      <style:table-cell-properties fo:border="none"/>
      <style:text-properties style:font-name="Calibiri" fo:font-size="10pt" style:font-name-asian="Calibiri" style:font-size-asian="10pt" style:font-name-complex="Calibiri" style:font-size-complex="10pt"/>
    </style:style>
    <style:style style:name="ce7" style:family="table-cell" style:parent-style-name="Default" style:data-style-name="N0">
      <style:table-cell-properties fo:border-bottom="0.088cm solid #000000" fo:background-color="#cccccc" fo:border-left="0.002cm solid #000000" fo:border-right="0.002cm solid #000000" fo:border-top="0.088cm solid #000000"/>
      <style:text-properties style:font-name="Calibiri" fo:font-size="10pt" style:font-name-asian="Calibiri" style:font-size-asian="10pt" style:font-name-complex="Calibiri" style:font-size-complex="10pt"/>
    </style:style>
    <style:style style:name="ce8" style:family="table-cell" style:parent-style-name="Default" style:data-style-name="N0">
      <style:table-cell-properties fo:border-bottom="0.002cm solid #000000" fo:border-left="0.002cm solid #000000" fo:border-right="0.002cm solid #000000" fo:border-top="0.088cm solid #000000"/>
      <style:text-properties style:font-name="Calibiri" fo:font-size="10pt" style:font-name-asian="Calibiri" style:font-size-asian="10pt" style:font-name-complex="Calibiri" style:font-size-complex="10pt"/>
    </style:style>
    <style:style style:name="ce9" style:family="table-cell" style:parent-style-name="Default" style:data-style-name="N0">
      <style:table-cell-properties fo:border="0.002cm solid #000000"/>
      <style:text-properties style:font-name="Calibiri" fo:font-size="10pt" style:font-name-asian="Calibiri" style:font-size-asian="10pt" style:font-name-complex="Calibiri" style:font-size-complex="10pt"/>
    </style:style>
    <style:style style:name="ce10" style:family="table-cell" style:parent-style-name="Default" style:data-style-name="N0">
      <style:table-cell-properties fo:border-bottom="0.088cm solid #000000" fo:border-left="0.002cm solid #000000" fo:border-right="0.002cm solid #000000" fo:border-top="0.002cm solid #000000"/>
      <style:text-properties style:font-name="Calibiri" fo:font-size="10pt" style:font-name-asian="Calibiri" style:font-size-asian="10pt" style:font-name-complex="Calibiri" style:font-size-complex="10pt"/>
    </style:style>
    <style:style style:name="ce11" style:family="table-cell" style:parent-style-name="Default" style:data-style-name="N0">
      <style:table-cell-properties fo:border-bottom="0.088cm solid #000000" fo:background-color="#cccccc" style:text-align-source="fix" style:repeat-content="false" fo:border-left="0.002cm solid #000000" fo:border-right="0.002cm solid #000000" fo:border-top="0.088cm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0.088cm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14" style:family="table-cell" style:parent-style-name="Default" style:data-style-name="N0">
      <style:table-cell-properties fo:border-bottom="0.088cm solid #000000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17" style:family="table-cell" style:parent-style-name="Default" style:data-style-name="N0">
      <style:table-cell-properties fo:border-bottom="0.088cm solid #000000" fo:background-color="#cccccc" fo:border-left="0.002cm solid #000000" fo:border-right="0.088cm solid #000000" fo:border-top="0.088cm solid #000000"/>
      <style:text-properties style:font-name="Calibiri" fo:font-size="10pt" style:font-name-asian="Calibiri" style:font-size-asian="10pt" style:font-name-complex="Calibiri" style:font-size-complex="10pt"/>
    </style:style>
    <style:style style:name="ce18" style:family="table-cell" style:parent-style-name="Default" style:data-style-name="N0">
      <style:table-cell-properties fo:border-bottom="0.002cm solid #000000" fo:border-left="0.002cm solid #000000" fo:border-right="0.088cm solid #000000" fo:border-top="0.088cm solid #000000"/>
      <style:text-properties style:font-name="Calibiri" fo:font-size="10pt" style:font-name-asian="Calibiri" style:font-size-asian="10pt" style:font-name-complex="Calibiri" style:font-size-complex="10pt"/>
    </style:style>
    <style:style style:name="ce19" style:family="table-cell" style:parent-style-name="Default" style:data-style-name="N0">
      <style:table-cell-properties fo:border-bottom="0.002cm solid #000000" fo:border-left="0.002cm solid #000000" fo:border-right="0.088cm solid #000000" fo:border-top="0.002cm solid #000000"/>
      <style:text-properties style:font-name="Calibiri" fo:font-size="10pt" style:font-name-asian="Calibiri" style:font-size-asian="10pt" style:font-name-complex="Calibiri" style:font-size-complex="10pt"/>
    </style:style>
    <style:style style:name="ce20" style:family="table-cell" style:parent-style-name="Default" style:data-style-name="N0">
      <style:table-cell-properties fo:border-bottom="0.088cm solid #000000" fo:border-left="0.002cm solid #000000" fo:border-right="0.088cm solid #000000" fo:border-top="0.002cm solid #000000"/>
      <style:text-properties style:font-name="Calibiri" fo:font-size="10pt" style:font-name-asian="Calibiri" style:font-size-asian="10pt" style:font-name-complex="Calibiri" style:font-size-complex="10pt"/>
    </style:style>
    <style:style style:name="ce21" style:family="table-cell" style:parent-style-name="Default" style:data-style-name="N0">
      <style:table-cell-properties fo:background-color="#cccccc"/>
      <style:text-properties style:font-name="Calibiri" fo:font-size="10pt" style:font-name-asian="Calibiri" style:font-size-asian="10pt" style:font-name-complex="Calibiri" style:font-size-complex="10pt"/>
    </style:style>
    <style:style style:name="ce22" style:family="table-cell" style:parent-style-name="Default" style:data-style-name="N40">
      <style:text-properties style:font-name="Calibiri" fo:font-size="10pt" style:font-name-asian="Calibiri" style:font-size-asian="10pt" style:font-name-complex="Calibiri" style:font-size-complex="10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5"/>
        <table:table-column table:style-name="co5" table:default-cell-style-name="ce15"/>
        <table:table-column table:style-name="co7" table:default-cell-style-name="ce5"/>
        <table:table-column table:style-name="co8" table:default-cell-style-name="ce5"/>
        <table:table-column table:style-name="co9" table:number-columns-repeated="1012" table:default-cell-style-name="ce5"/>
        <table:table-column table:style-name="co10" table:default-cell-style-name="ce5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Nom Conceptuel</text:p>
          </table:table-cell>
          <table:table-cell table:style-name="ce7" office:value-type="string">
            <text:p>Nom Logique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Nature</text:p>
          </table:table-cell>
          <table:table-cell table:style-name="ce7" office:value-type="string">
            <text:p>Longueur</text:p>
          </table:table-cell>
          <table:table-cell table:style-name="ce11" office:value-type="string">
            <text:p>Obligatoire</text:p>
          </table:table-cell>
          <table:table-cell table:style-name="ce11" office:value-type="string">
            <text:p>Identifiant</text:p>
          </table:table-cell>
          <table:table-cell table:style-name="ce7" office:value-type="string">
            <text:p>Type Win'Design</text:p>
          </table:table-cell>
          <table:table-cell table:style-name="ce17" office:value-type="string">
            <text:p>Remarque</text:p>
          </table:table-cell>
          <table:table-cell table:style-name="ce21" table:number-columns-repeated="1013"/>
          <table:table-cell table:number-columns-repeated="2"/>
        </table:table-row>
        <table:table-row table:style-name="ro2">
          <table:table-cell table:style-name="ce2" office:value-type="string">
            <text:p>Code film</text:p>
          </table:table-cell>
          <table:table-cell table:style-name="ce8" office:value-type="string">
            <text:p>FILM_ID</text:p>
          </table:table-cell>
          <table:table-cell table:style-name="ce8" office:value-type="string">
            <text:p>E</text:p>
          </table:table-cell>
          <table:table-cell table:style-name="ce8" office:value-type="string">
            <text:p>N</text:p>
          </table:table-cell>
          <table:table-cell table:style-name="ce8" office:value-type="float" office:value="5">
            <text:p>5</text:p>
          </table:table-cell>
          <table:table-cell table:number-columns-repeated="2" table:style-name="ce12" office:value-type="string">
            <text:p>O</text:p>
          </table:table-cell>
          <table:table-cell table:style-name="ce8" table:formula="of:=[.D2]&amp;&quot;(&quot;&amp;[.E2]&amp;&quot;)&quot;" office:value-type="string" office:string-value="N(5)">
            <text:p>N(5)</text:p>
          </table:table-cell>
          <table:table-cell table:style-name="ce18" office:value-type="string">
            <text:p>Générée automatiquement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itre film</text:p>
          </table:table-cell>
          <table:table-cell table:style-name="ce9" office:value-type="string">
            <text:p>FILM_TITR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V</text:p>
          </table:table-cell>
          <table:table-cell table:style-name="ce9" office:value-type="float" office:value="64">
            <text:p>64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3]&amp;&quot;(&quot;&amp;[.E3]&amp;&quot;)&quot;" office:value-type="string" office:string-value="AV(64)">
            <text:p>AV(64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Synopsis</text:p>
          </table:table-cell>
          <table:table-cell table:style-name="ce9" office:value-type="string">
            <text:p>FILM_SYNOPSIS</text:p>
          </table:table-cell>
          <table:table-cell table:style-name="ce9" office:value-type="string">
            <text:p>E</text:p>
          </table:table-cell>
          <table:table-cell table:style-name="ce9" office:value-type="string">
            <text:p>TXT</text:p>
          </table:table-cell>
          <table:table-cell table:style-name="ce9" office:value-type="float" office:value="2048">
            <text:p>2048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4]&amp;&quot;(&quot;&amp;[.E4]&amp;&quot;)&quot;" office:value-type="string" office:string-value="TXT(2048)">
            <text:p>TXT(2048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Date de sortie</text:p>
          </table:table-cell>
          <table:table-cell table:style-name="ce9" office:value-type="string">
            <text:p>FILM_DATE_SORTI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D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5]&amp;&quot;(&quot;&amp;[.E5]&amp;&quot;)&quot;" office:value-type="string" office:string-value="D(8)">
            <text:p>D(8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Affiche</text:p>
          </table:table-cell>
          <table:table-cell table:style-name="ce9" office:value-type="string">
            <text:p>FILM_AFFICH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V</text:p>
          </table:table-cell>
          <table:table-cell table:style-name="ce9" office:value-type="float" office:value="256">
            <text:p>256</text:p>
          </table:table-cell>
          <table:table-cell table:style-name="ce13" table:number-columns-repeated="2"/>
          <table:table-cell table:style-name="ce9" table:formula="of:=[.D6]&amp;&quot;(&quot;&amp;[.E6]&amp;&quot;)&quot;" office:value-type="string" office:string-value="AV(256)">
            <text:p>AV(256)</text:p>
          </table:table-cell>
          <table:table-cell table:style-name="ce19" office:value-type="string">
            <text:p>Lien vers une image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Moyenne des notes</text:p>
          </table:table-cell>
          <table:table-cell table:style-name="ce9" office:value-type="string">
            <text:p>FILM_NOTE</text:p>
          </table:table-cell>
          <table:table-cell table:style-name="ce9" office:value-type="string">
            <text:p>CO</text:p>
          </table:table-cell>
          <table:table-cell table:style-name="ce9" office:value-type="string">
            <text:p>NT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9" table:formula="of:=[.D7]&amp;&quot;(&quot;&amp;[.E7]&amp;&quot;)&quot;" office:value-type="string" office:string-value="NT(2)">
            <text:p>NT(2)</text:p>
          </table:table-cell>
          <table:table-cell table:style-name="ce19" office:value-type="string">
            <text:p>Calculée à partir des notes commentaires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Age minimum</text:p>
          </table:table-cell>
          <table:table-cell table:style-name="ce9" office:value-type="string">
            <text:p>FILM_AGE_MIN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V</text:p>
          </table:table-cell>
          <table:table-cell table:style-name="ce9" office:value-type="float" office:value="10">
            <text:p>10</text:p>
          </table:table-cell>
          <table:table-cell table:style-name="ce13" table:number-columns-repeated="2"/>
          <table:table-cell table:style-name="ce9" table:formula="of:=[.D8]&amp;&quot;(&quot;&amp;[.E8]&amp;&quot;)&quot;" office:value-type="string" office:string-value="AV(10)">
            <text:p>AV(10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4" office:value-type="string">
            <text:p>Id IMDB</text:p>
          </table:table-cell>
          <table:table-cell table:style-name="ce10" office:value-type="string">
            <text:p>FILM_IMDB_ID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AV</text:p>
          </table:table-cell>
          <table:table-cell table:style-name="ce10" office:value-type="float" office:value="12">
            <text:p>12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10" table:formula="of:=[.D9]&amp;&quot;(&quot;&amp;[.E9]&amp;&quot;)&quot;" office:value-type="string" office:string-value="AV(12)">
            <text:p>AV(12)</text:p>
          </table:table-cell>
          <table:table-cell table:style-name="ce20"/>
          <table:table-cell table:number-columns-repeated="1015"/>
        </table:table-row>
        <table:table-row table:style-name="ro2">
          <table:table-cell table:number-columns-repeated="7"/>
          <table:table-cell table:style-name="ce6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 table:style-name="ce2" office:value-type="string">
            <text:p>Code artiste</text:p>
          </table:table-cell>
          <table:table-cell table:style-name="ce8" office:value-type="string">
            <text:p>ART_ID</text:p>
          </table:table-cell>
          <table:table-cell table:style-name="ce8" office:value-type="string">
            <text:p>E</text:p>
          </table:table-cell>
          <table:table-cell table:style-name="ce8" office:value-type="string">
            <text:p>N</text:p>
          </table:table-cell>
          <table:table-cell table:style-name="ce8" office:value-type="float" office:value="5">
            <text:p>5</text:p>
          </table:table-cell>
          <table:table-cell table:number-columns-repeated="2" table:style-name="ce12" office:value-type="string">
            <text:p>O</text:p>
          </table:table-cell>
          <table:table-cell table:style-name="ce8" table:formula="of:=[.D11]&amp;&quot;(&quot;&amp;[.E11]&amp;&quot;)&quot;" office:value-type="string" office:string-value="N(5)">
            <text:p>N(5)</text:p>
          </table:table-cell>
          <table:table-cell table:style-name="ce18" office:value-type="string">
            <text:p>Générée automatiquement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om artiste</text:p>
          </table:table-cell>
          <table:table-cell table:style-name="ce9" office:value-type="string">
            <text:p>ART_NOM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</text:p>
          </table:table-cell>
          <table:table-cell table:style-name="ce9" office:value-type="float" office:value="30">
            <text:p>30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12]&amp;&quot;(&quot;&amp;[.E12]&amp;&quot;)&quot;" office:value-type="string" office:string-value="A(30)">
            <text:p>A(30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4" office:value-type="string">
            <text:p>Prénom artiste</text:p>
          </table:table-cell>
          <table:table-cell table:style-name="ce10" office:value-type="string">
            <text:p>ART_PRENOM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A</text:p>
          </table:table-cell>
          <table:table-cell table:style-name="ce10" office:value-type="float" office:value="20">
            <text:p>20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10" table:formula="of:=[.D13]&amp;&quot;(&quot;&amp;[.E13]&amp;&quot;)&quot;" office:value-type="string" office:string-value="A(20)">
            <text:p>A(20)</text:p>
          </table:table-cell>
          <table:table-cell table:style-name="ce20"/>
          <table:table-cell table:number-columns-repeated="1015"/>
        </table:table-row>
        <table:table-row table:style-name="ro2">
          <table:table-cell table:number-columns-repeated="7"/>
          <table:table-cell table:style-name="ce6"/>
          <table:table-cell table:number-columns-repeated="1016"/>
        </table:table-row>
        <table:table-row table:style-name="ro2">
          <table:table-cell table:style-name="ce2" office:value-type="string">
            <text:p>Identifiant utilisateur</text:p>
          </table:table-cell>
          <table:table-cell table:style-name="ce8" office:value-type="string">
            <text:p>UTI_ID</text:p>
          </table:table-cell>
          <table:table-cell table:style-name="ce8" office:value-type="string">
            <text:p>E</text:p>
          </table:table-cell>
          <table:table-cell table:style-name="ce8" office:value-type="string">
            <text:p>AV</text:p>
          </table:table-cell>
          <table:table-cell table:style-name="ce8" office:value-type="float" office:value="30">
            <text:p>30</text:p>
          </table:table-cell>
          <table:table-cell table:number-columns-repeated="2" table:style-name="ce12" office:value-type="string">
            <text:p>O</text:p>
          </table:table-cell>
          <table:table-cell table:style-name="ce8" table:formula="of:=[.D15]&amp;&quot;(&quot;&amp;[.E15]&amp;&quot;)&quot;" office:value-type="string" office:string-value="AV(30)">
            <text:p>AV(30)</text:p>
          </table:table-cell>
          <table:table-cell table:style-name="ce18" office:value-type="string">
            <text:p>Générée automatiquement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Mot de passe</text:p>
          </table:table-cell>
          <table:table-cell table:style-name="ce9" office:value-type="string">
            <text:p>UTI_MOT_DE_PASS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V</text:p>
          </table:table-cell>
          <table:table-cell table:style-name="ce9" office:value-type="float" office:value="40">
            <text:p>40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16]&amp;&quot;(&quot;&amp;[.E16]&amp;&quot;)&quot;" office:value-type="string" office:string-value="AV(40)">
            <text:p>AV(40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Nom utilisateur</text:p>
          </table:table-cell>
          <table:table-cell table:style-name="ce9" office:value-type="string">
            <text:p>UTI_NOM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V</text:p>
          </table:table-cell>
          <table:table-cell table:style-name="ce9" office:value-type="float" office:value="30">
            <text:p>30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17]&amp;&quot;(&quot;&amp;[.E17]&amp;&quot;)&quot;" office:value-type="string" office:string-value="AV(30)">
            <text:p>AV(30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Prénom utilisateur</text:p>
          </table:table-cell>
          <table:table-cell table:style-name="ce9" office:value-type="string">
            <text:p>UTI_PRENOM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V</text:p>
          </table:table-cell>
          <table:table-cell table:style-name="ce9" office:value-type="float" office:value="20">
            <text:p>20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18]&amp;&quot;(&quot;&amp;[.E18]&amp;&quot;)&quot;" office:value-type="string" office:string-value="AV(20)">
            <text:p>AV(20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Date de naissance</text:p>
          </table:table-cell>
          <table:table-cell table:style-name="ce9" office:value-type="string">
            <text:p>UTI_DATE_NAISSANC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D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19]&amp;&quot;(&quot;&amp;[.E19]&amp;&quot;)&quot;" office:value-type="string" office:string-value="D(8)">
            <text:p>D(8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Adresse complète</text:p>
          </table:table-cell>
          <table:table-cell table:style-name="ce9" office:value-type="string">
            <text:p>UTI_ADRESSE_COMPLETE</text:p>
          </table:table-cell>
          <table:table-cell table:style-name="ce9" office:value-type="string">
            <text:p>CA</text:p>
          </table:table-cell>
          <table:table-cell table:style-name="ce9" office:value-type="string">
            <text:p>A</text:p>
          </table:table-cell>
          <table:table-cell table:style-name="ce9" office:value-type="float" office:value="155">
            <text:p>155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20]&amp;&quot;(&quot;&amp;[.E20]&amp;&quot;)&quot;" office:value-type="string" office:string-value="A(155)">
            <text:p>A(155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Rue</text:p>
          </table:table-cell>
          <table:table-cell table:style-name="ce9" office:value-type="string">
            <text:p>UTI_RU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V</text:p>
          </table:table-cell>
          <table:table-cell table:style-name="ce9" office:value-type="float" office:value="100">
            <text:p>100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21]&amp;&quot;(&quot;&amp;[.E21]&amp;&quot;)&quot;" office:value-type="string" office:string-value="AV(100)">
            <text:p>AV(100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Code postal</text:p>
          </table:table-cell>
          <table:table-cell table:style-name="ce9" office:value-type="string">
            <text:p>UTI_CODE_POSTAL</text:p>
          </table:table-cell>
          <table:table-cell table:style-name="ce9" office:value-type="string">
            <text:p>E</text:p>
          </table:table-cell>
          <table:table-cell table:style-name="ce9" office:value-type="string">
            <text:p>N</text:p>
          </table:table-cell>
          <table:table-cell table:style-name="ce9" office:value-type="float" office:value="5">
            <text:p>5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22]&amp;&quot;(&quot;&amp;[.E22]&amp;&quot;)&quot;" office:value-type="string" office:string-value="N(5)">
            <text:p>N(5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Ville</text:p>
          </table:table-cell>
          <table:table-cell table:style-name="ce9" office:value-type="string">
            <text:p>UTI_VILL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V</text:p>
          </table:table-cell>
          <table:table-cell table:style-name="ce9" office:value-type="float" office:value="50">
            <text:p>50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23]&amp;&quot;(&quot;&amp;[.E23]&amp;&quot;)&quot;" office:value-type="string" office:string-value="AV(50)">
            <text:p>AV(50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4" office:value-type="string">
            <text:p>Adresse mail</text:p>
          </table:table-cell>
          <table:table-cell table:style-name="ce10" office:value-type="string">
            <text:p>UTI_MAIL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AV</text:p>
          </table:table-cell>
          <table:table-cell table:style-name="ce10" office:value-type="float" office:value="50">
            <text:p>50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10" table:formula="of:=[.D24]&amp;&quot;(&quot;&amp;[.E24]&amp;&quot;)&quot;" office:value-type="string" office:string-value="AV(50)">
            <text:p>AV(50)</text:p>
          </table:table-cell>
          <table:table-cell table:style-name="ce20"/>
          <table:table-cell table:number-columns-repeated="1015"/>
        </table:table-row>
        <table:table-row table:style-name="ro2">
          <table:table-cell table:number-columns-repeated="7"/>
          <table:table-cell table:style-name="ce6"/>
          <table:table-cell table:number-columns-repeated="1016"/>
        </table:table-row>
        <table:table-row table:style-name="ro3">
          <table:table-cell table:style-name="ce2" office:value-type="string">
            <text:p>Identifiant support</text:p>
          </table:table-cell>
          <table:table-cell table:style-name="ce8" office:value-type="string">
            <text:p>SUP_ID</text:p>
          </table:table-cell>
          <table:table-cell table:style-name="ce8" office:value-type="string">
            <text:p>E</text:p>
          </table:table-cell>
          <table:table-cell table:style-name="ce8" office:value-type="string">
            <text:p>NS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12" office:value-type="string">
            <text:p>O</text:p>
          </table:table-cell>
          <table:table-cell table:style-name="ce8" table:formula="of:=[.D26]&amp;&quot;(&quot;&amp;[.E26]&amp;&quot;)&quot;" office:value-type="string" office:string-value="NS(10)">
            <text:p>NS(10)</text:p>
          </table:table-cell>
          <table:table-cell table:style-name="ce18" office:value-type="string">
            <text:p>Chaque support est unique, il définit un</text:p>
            <text:p>Support sur lequel est contenu un film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om support</text:p>
          </table:table-cell>
          <table:table-cell table:style-name="ce9" office:value-type="string">
            <text:p>SUP_NOM</text:p>
          </table:table-cell>
          <table:table-cell table:style-name="ce9" office:value-type="string">
            <text:p>E</text:p>
          </table:table-cell>
          <table:table-cell table:style-name="ce9" office:value-type="string">
            <text:p>AV</text:p>
          </table:table-cell>
          <table:table-cell table:style-name="ce9" office:value-type="float" office:value="50">
            <text:p>50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27]&amp;&quot;(&quot;&amp;[.E27]&amp;&quot;)&quot;" office:value-type="string" office:string-value="AV(50)">
            <text:p>AV(50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4" office:value-type="string">
            <text:p>Libre</text:p>
          </table:table-cell>
          <table:table-cell table:style-name="ce10" office:value-type="string">
            <text:p>SUP_LIBRE</text:p>
          </table:table-cell>
          <table:table-cell table:style-name="ce10" office:value-type="string">
            <text:p>????</text:p>
          </table:table-cell>
          <table:table-cell table:style-name="ce10" office:value-type="string">
            <text:p>BOO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10" table:formula="of:=[.D28]&amp;&quot;(&quot;&amp;[.E28]&amp;&quot;)&quot;" office:value-type="string" office:string-value="BOO(1)">
            <text:p>BOO(1)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6" table:number-columns-repeated="5"/>
          <table:table-cell table:style-name="ce16" table:number-columns-repeated="2"/>
          <table:table-cell table:style-name="ce6" table:number-columns-repeated="2"/>
          <table:table-cell table:number-columns-repeated="1015"/>
        </table:table-row>
        <table:table-row table:style-name="ro2">
          <table:table-cell table:style-name="ce2" office:value-type="string">
            <text:p>Numéro de commentaire film</text:p>
          </table:table-cell>
          <table:table-cell table:style-name="ce8" office:value-type="string">
            <text:p>COMF_ID</text:p>
          </table:table-cell>
          <table:table-cell table:style-name="ce8" office:value-type="string">
            <text:p>E</text:p>
          </table:table-cell>
          <table:table-cell table:style-name="ce8" office:value-type="string">
            <text:p>NS</text:p>
          </table:table-cell>
          <table:table-cell table:style-name="ce8" office:value-type="float" office:value="5">
            <text:p>5</text:p>
          </table:table-cell>
          <table:table-cell table:number-columns-repeated="2" table:style-name="ce12" office:value-type="string">
            <text:p>O</text:p>
          </table:table-cell>
          <table:table-cell table:style-name="ce8" table:formula="of:=[.D30]&amp;&quot;(&quot;&amp;[.E30]&amp;&quot;)&quot;" office:value-type="string" office:string-value="NS(5)">
            <text:p>NS(5)</text:p>
          </table:table-cell>
          <table:table-cell table:style-name="ce18" office:value-type="string">
            <text:p>Générée automatiquement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ontenu commentaire film</text:p>
          </table:table-cell>
          <table:table-cell table:style-name="ce9" office:value-type="string">
            <text:p>COMF_CONTENU</text:p>
          </table:table-cell>
          <table:table-cell table:style-name="ce9" office:value-type="string">
            <text:p>E</text:p>
          </table:table-cell>
          <table:table-cell table:style-name="ce9" office:value-type="string">
            <text:p>TXT</text:p>
          </table:table-cell>
          <table:table-cell table:style-name="ce9" office:value-type="float" office:value="2048">
            <text:p>2048</text:p>
          </table:table-cell>
          <table:table-cell table:style-name="ce13" table:number-columns-repeated="2"/>
          <table:table-cell table:style-name="ce9" table:formula="of:=[.D31]&amp;&quot;(&quot;&amp;[.E31]&amp;&quot;)&quot;" office:value-type="string" office:string-value="TXT(2048)">
            <text:p>TXT(2048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Note commentaire film</text:p>
          </table:table-cell>
          <table:table-cell table:style-name="ce9" office:value-type="string">
            <text:p>COMF_NOT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NT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32]&amp;&quot;(&quot;&amp;[.E32]&amp;&quot;)&quot;" office:value-type="string" office:string-value="NT(2)">
            <text:p>NT(2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4" office:value-type="string">
            <text:p>Date commentaire </text:p>
          </table:table-cell>
          <table:table-cell table:style-name="ce10" office:value-type="string">
            <text:p>COMF_DATE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DH</text:p>
          </table:table-cell>
          <table:table-cell table:style-name="ce10" office:value-type="float" office:value="12">
            <text:p>12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10" table:formula="of:=[.D33]&amp;&quot;(&quot;&amp;[.E33]&amp;&quot;)&quot;" office:value-type="string" office:string-value="DH(12)">
            <text:p>DH(12)</text:p>
          </table:table-cell>
          <table:table-cell table:style-name="ce20"/>
          <table:table-cell table:number-columns-repeated="1015"/>
        </table:table-row>
        <table:table-row table:style-name="ro2">
          <table:table-cell table:number-columns-repeated="7"/>
          <table:table-cell table:style-name="ce6"/>
          <table:table-cell table:number-columns-repeated="1016"/>
        </table:table-row>
        <table:table-row table:style-name="ro2">
          <table:table-cell table:style-name="ce2" office:value-type="string">
            <text:p>Numéro de commentaire utilisateur</text:p>
          </table:table-cell>
          <table:table-cell table:style-name="ce8" office:value-type="string">
            <text:p>COMU_ID</text:p>
          </table:table-cell>
          <table:table-cell table:style-name="ce8" office:value-type="string">
            <text:p>E</text:p>
          </table:table-cell>
          <table:table-cell table:style-name="ce8" office:value-type="string">
            <text:p>NS</text:p>
          </table:table-cell>
          <table:table-cell table:style-name="ce8" office:value-type="float" office:value="5">
            <text:p>5</text:p>
          </table:table-cell>
          <table:table-cell table:number-columns-repeated="2" table:style-name="ce12" office:value-type="string">
            <text:p>O</text:p>
          </table:table-cell>
          <table:table-cell table:style-name="ce8" table:formula="of:=[.D35]&amp;&quot;(&quot;&amp;[.E35]&amp;&quot;)&quot;" office:value-type="string" office:string-value="NS(5)">
            <text:p>NS(5)</text:p>
          </table:table-cell>
          <table:table-cell table:style-name="ce18" office:value-type="string">
            <text:p>Générée automatiquement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ontenu commentaire utilisateur</text:p>
          </table:table-cell>
          <table:table-cell table:style-name="ce9" office:value-type="string">
            <text:p>COMU_CONTENU</text:p>
          </table:table-cell>
          <table:table-cell table:style-name="ce9" office:value-type="string">
            <text:p>E</text:p>
          </table:table-cell>
          <table:table-cell table:style-name="ce9" office:value-type="string">
            <text:p>TXT</text:p>
          </table:table-cell>
          <table:table-cell table:style-name="ce9" office:value-type="float" office:value="2048">
            <text:p>2048</text:p>
          </table:table-cell>
          <table:table-cell table:style-name="ce13" table:number-columns-repeated="2"/>
          <table:table-cell table:style-name="ce9" table:formula="of:=[.D36]&amp;&quot;(&quot;&amp;[.E36]&amp;&quot;)&quot;" office:value-type="string" office:string-value="TXT(2048)">
            <text:p>TXT(2048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Note commentaire utilisateur</text:p>
          </table:table-cell>
          <table:table-cell table:style-name="ce9" office:value-type="string">
            <text:p>COMU_NOT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NT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37]&amp;&quot;(&quot;&amp;[.E37]&amp;&quot;)&quot;" office:value-type="string" office:string-value="NT(2)">
            <text:p>NT(2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4" office:value-type="string">
            <text:p>Date commentaire utilisateur</text:p>
          </table:table-cell>
          <table:table-cell table:style-name="ce10" office:value-type="string">
            <text:p>COMU_DATE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DH</text:p>
          </table:table-cell>
          <table:table-cell table:style-name="ce10" office:value-type="float" office:value="12">
            <text:p>12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10" table:formula="of:=[.D38]&amp;&quot;(&quot;&amp;[.E38]&amp;&quot;)&quot;" office:value-type="string" office:string-value="DH(12)">
            <text:p>DH(12)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6" table:number-columns-repeated="5"/>
          <table:table-cell table:style-name="ce16" table:number-columns-repeated="2"/>
          <table:table-cell table:style-name="ce6" table:number-columns-repeated="2"/>
          <table:table-cell table:number-columns-repeated="1015"/>
        </table:table-row>
        <table:table-row table:style-name="ro2">
          <table:table-cell table:style-name="ce2" office:value-type="string">
            <text:p>Identifiant emprunt</text:p>
          </table:table-cell>
          <table:table-cell table:style-name="ce8" office:value-type="string">
            <text:p>EMPR_ID</text:p>
          </table:table-cell>
          <table:table-cell table:style-name="ce8" office:value-type="string">
            <text:p>E</text:p>
          </table:table-cell>
          <table:table-cell table:style-name="ce8" office:value-type="string">
            <text:p>NS</text:p>
          </table:table-cell>
          <table:table-cell table:style-name="ce8" office:value-type="float" office:value="5">
            <text:p>5</text:p>
          </table:table-cell>
          <table:table-cell table:number-columns-repeated="2" table:style-name="ce12" office:value-type="string">
            <text:p>O</text:p>
          </table:table-cell>
          <table:table-cell table:style-name="ce8" table:formula="of:=[.D40]&amp;&quot;(&quot;&amp;[.E40]&amp;&quot;)&quot;" office:value-type="string" office:string-value="NS(5)">
            <text:p>NS(5)</text:p>
          </table:table-cell>
          <table:table-cell table:style-name="ce18" office:value-type="string">
            <text:p>Générée automatiquement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Date emprunt</text:p>
          </table:table-cell>
          <table:table-cell table:style-name="ce9" office:value-type="string">
            <text:p>EMPR_DAT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D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41]&amp;&quot;(&quot;&amp;[.E41]&amp;&quot;)&quot;" office:value-type="string" office:string-value="D(8)">
            <text:p>D(8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Date retour théorique</text:p>
          </table:table-cell>
          <table:table-cell table:style-name="ce9" office:value-type="string">
            <text:p>EMPR_RETOUR_THEORIQUE</text:p>
          </table:table-cell>
          <table:table-cell table:style-name="ce9" office:value-type="string">
            <text:p>????</text:p>
          </table:table-cell>
          <table:table-cell table:style-name="ce9" office:value-type="string">
            <text:p>D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9" table:formula="of:=[.D42]&amp;&quot;(&quot;&amp;[.E42]&amp;&quot;)&quot;" office:value-type="string" office:string-value="D(8)">
            <text:p>D(8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Date retour réel</text:p>
          </table:table-cell>
          <table:table-cell table:style-name="ce9" office:value-type="string">
            <text:p>EMPR_RETOUR_REEL</text:p>
          </table:table-cell>
          <table:table-cell table:style-name="ce9" office:value-type="string">
            <text:p>E</text:p>
          </table:table-cell>
          <table:table-cell table:style-name="ce9" office:value-type="string">
            <text:p>DH</text:p>
          </table:table-cell>
          <table:table-cell table:style-name="ce9" office:value-type="float" office:value="12">
            <text:p>12</text:p>
          </table:table-cell>
          <table:table-cell table:style-name="ce13" table:number-columns-repeated="2"/>
          <table:table-cell table:style-name="ce9" table:formula="of:=[.D43]&amp;&quot;(&quot;&amp;[.E43]&amp;&quot;)&quot;" office:value-type="string" office:string-value="DH(12)">
            <text:p>DH(12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Durée emprunt</text:p>
          </table:table-cell>
          <table:table-cell table:style-name="ce9" office:value-type="string">
            <text:p>EMPR_DUREE</text:p>
          </table:table-cell>
          <table:table-cell table:style-name="ce9" office:value-type="string">
            <text:p>????</text:p>
          </table:table-cell>
          <table:table-cell table:style-name="ce9" office:value-type="string">
            <text:p>NS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9" table:formula="of:=[.D44]&amp;&quot;(&quot;&amp;[.E44]&amp;&quot;)&quot;" office:value-type="string" office:string-value="NS(2)">
            <text:p>NS(2)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4" office:value-type="string">
            <text:p>Est rendu</text:p>
          </table:table-cell>
          <table:table-cell table:style-name="ce10" office:value-type="string">
            <text:p>EMPR_RENDU</text:p>
          </table:table-cell>
          <table:table-cell table:style-name="ce10" office:value-type="string">
            <text:p>????</text:p>
          </table:table-cell>
          <table:table-cell table:style-name="ce10" office:value-type="string">
            <text:p>BOO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10" table:formula="of:=[.D45]&amp;&quot;(&quot;&amp;[.E45]&amp;&quot;)&quot;" office:value-type="string" office:string-value="BOO(1)">
            <text:p>BOO(1)</text:p>
          </table:table-cell>
          <table:table-cell table:style-name="ce20"/>
          <table:table-cell table:number-columns-repeated="1015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46]&amp;[.E46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47]&amp;[.E47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48]&amp;[.E48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49]&amp;[.E49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50]&amp;[.E50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 table:style-name="Default"/>
          <table:table-cell table:style-name="Default" table:number-columns-repeated="2"/>
          <table:table-cell table:formula="of:=[.D51]&amp;[.E51]">
            <text:p/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/>
          <table:table-cell/>
          <table:table-cell table:style-name="ce5"/>
          <table:table-cell/>
          <table:table-cell table:formula="of:=[.D52]&amp;[.E52]">
            <text:p/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Default"/>
          <table:table-cell/>
          <table:table-cell table:style-name="ce5"/>
          <table:table-cell/>
          <table:table-cell table:formula="of:=[.D53]&amp;[.E53]">
            <text:p/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2" table:style-name="Default"/>
          <table:table-cell table:style-name="Default"/>
          <table:table-cell/>
          <table:table-cell table:formula="of:=[.D54]&amp;[.E54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55]&amp;[.E55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56]&amp;[.E56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57]&amp;[.E57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58]&amp;[.E58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59]&amp;[.E59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0]&amp;[.E60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1]&amp;[.E61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2]&amp;[.E62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3]&amp;[.E63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4]&amp;[.E64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5]&amp;[.E65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6]&amp;[.E66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7]&amp;[.E67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8]&amp;[.E68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69]&amp;[.E69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0]&amp;[.E70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1]&amp;[.E71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2]&amp;[.E72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3]&amp;[.E73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4]&amp;[.E74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5]&amp;[.E75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6]&amp;[.E76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7]&amp;[.E77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8]&amp;[.E78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79]&amp;[.E79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0]&amp;[.E80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1]&amp;[.E81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2]&amp;[.E82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3]&amp;[.E83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4]&amp;[.E84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5]&amp;[.E85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6]&amp;[.E86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7]&amp;[.E87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8]&amp;[.E88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89]&amp;[.E89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0]&amp;[.E90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1]&amp;[.E91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2]&amp;[.E92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3]&amp;[.E93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4]&amp;[.E94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5]&amp;[.E95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6]&amp;[.E96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7]&amp;[.E97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8]&amp;[.E98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99]&amp;[.E99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100]&amp;[.E100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101]&amp;[.E101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102]&amp;[.E102]">
            <text:p/>
          </table:table-cell>
          <table:table-cell table:number-columns-repeated="1016"/>
        </table:table-row>
        <table:table-row table:style-name="ro2">
          <table:table-cell table:number-columns-repeated="3"/>
          <table:table-cell table:number-columns-repeated="2"/>
          <table:table-cell table:number-columns-repeated="2"/>
          <table:table-cell table:formula="of:=[.D103]&amp;[.E103]">
            <text:p/>
          </table:table-cell>
          <table:table-cell table:number-columns-repeated="1016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H" table:base-cell-address="$Feuille1.$H$3" table:cell-range-address="$Feuille1.$H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iri" svg:font-family="Calibiri"/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6/01/2015</text:date>, <text:time>19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19:51:46.72</dc:date>
    <meta:editing-duration>PT1H3M47S</meta:editing-duration>
    <meta:editing-cycles>29</meta:editing-cycles>
    <meta:generator>OpenOffice/4.1.0$Win32 OpenOffice.org_project/410m18$Build-9764</meta:generator>
    <dc:creator>Florian Staine</dc:creator>
    <meta:document-statistic meta:table-count="1" meta:cell-count="458" meta:object-count="0"/>
  </office:meta>
</office:document-meta>
</file>